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9846in" fo:margin-right="0in" fo:text-indent="0in" style:auto-text-indent="false"/>
    </style:style>
    <style:style style:name="P3" style:family="paragraph" style:parent-style-name="Standard">
      <style:paragraph-properties fo:margin-left="0.9846in" fo:margin-right="0in" fo:text-indent="0in" style:auto-text-indent="false"/>
      <style:text-properties style:font-name="Courier New" fo:font-size="11pt" fo:language="en" fo:country="US" style:font-name-asian="Courier New" style:font-size-asian="11pt" style:font-name-complex="Courier New" style:font-size-complex="11pt"/>
    </style:style>
    <style:style style:name="P4" style:family="paragraph" style:parent-style-name="Standard">
      <style:paragraph-properties fo:margin-left="0.9846in" fo:margin-right="0in" fo:text-indent="0in" style:auto-text-indent="false" style:text-autospace="none"/>
      <style:text-properties style:font-name="Courier New" fo:font-size="11pt" fo:language="en" fo:country="US" style:font-name-asian="Courier New" style:font-size-asian="11pt" style:font-name-complex="Courier New" style:font-size-complex="11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9846in" fo:margin-right="0in" fo:text-indent="0in" style:auto-text-indent="false"/>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4:</text:p>
      <text:p text:style-name="P1">Owner: David Morris</text:p>
      <text:p text:style-name="P1">Collaborators: Kyle Goodwill, Shari Steinberger</text:p>
      <text:p text:style-name="P1">Hangout: http://youtu.be/Ucl46TncWdk</text:p>
      <text:p text:style-name="P1">Reviewer: Kelsey Skaarva</text:p>
      <text:p text:style-name="P1">Hangout: http://youtu.be/Ucl46TncWdk</text:p>
      <text:p text:style-name="P1">Pivotal Tracker: https://www.pivotaltracker.com/story/show/84548442</text:p>
      <text:p text:style-name="P1"/>
      <text:p text:style-name="P1">a) Explain how to get started with Google Hangouts On Air.</text:p>
      <text:p text:style-name="P2">Login to your Google+ Account (Not an email account just powered by google, like @binghamton.edu) and go to <text:a xlink:type="simple" xlink:href="https://plus.google.com/hangouts/onair" text:style-name="Internet_20_link">https://plus.google.com/hangouts/onair</text:a>. Press the “Start a Hangout On Air” Button. Fill out your settings to your needs, and press the “Share” Button. You will then be brought to an event page for the hangout, and pressing “Start” should launch the hangout app. From there, share the link provided to collaborators.</text:p>
      <text:p text:style-name="P2"/>
      <text:p text:style-name="P1">b) Explain how to set up a Google Hangout online meeting. <text:s/></text:p>
      <text:p text:style-name="P2">Go to <text:a xlink:type="simple" xlink:href="http://plus.google4.com/" text:style-name="Internet_20_link">http://plus.google4.com/</text:a> and press the button in the top right that looks like a ” inside a speech bubble. This will drop down a menu, and the option at the bottom should be listed “Start a Video Hangout”. Click this link,and the web page will launch the hangout application, and give you a link that you can share with collaborators.</text:p>
      <text:p text:style-name="P2"/>
      <text:p text:style-name="P1">c) What, if anything, can you do if you want to join a hangout but the maximum number of people have already joined?</text:p>
      <text:p text:style-name="P2">If the maximum number of people have joined a hangout (ten people at the time of this posting) There are additional options for hangouts on air. The Creator / Leader of the hangout should, during the hangout, have a link button in the bottom right of their application. One option of this is a “Youtube Link” that can be shared with others who would like to listen in, or reviewed later by participants. NOTE: This only works with Hangouts on Air</text:p>
      <text:p text:style-name="P2"/>
      <text:p text:style-name="P5">Question 28:</text:p>
      <text:p text:style-name="P1">Owner: David Morris</text:p>
      <text:p text:style-name="P1">Collaborators: Kyle Goodwill, Weronika Kowalczyk </text:p>
      <text:p text:style-name="P1">Hangout: http://youtu.be/Ucl46TncWdk</text:p>
      <text:p text:style-name="P1">Reviewer: Htin Linn</text:p>
      <text:p text:style-name="P1">Hangout: http://youtu.be/Ucl46TncWdk</text:p>
      <text:p text:style-name="P1">Pivotal Tracker: <text:a xlink:type="simple" xlink:href="https://www.pivotaltracker.com/story/show/84548326" text:style-name="Internet_20_link">https://www.pivotaltracker.com/story/show/84548326</text:a></text:p>
      <text:p text:style-name="P1"/>
      <text:p text:style-name="P1">a) Draw and label a flow graph for the given method.</text:p>
      <text:p text:style-name="P2"/>
      <text:p text:style-name="P2">Graph on Next Page</text:p>
      <text:p text:style-name="P1"/>
      <text:p text:style-name="P1">b) Determine the following with respect to the flow graph: <text:s/>number of regions, number of predicates, number of nodes and number of edges.</text:p>
      <text:p text:style-name="P2">Regions: 8</text:p>
      <text:p text:style-name="P2">Predicates: 7</text:p>
      <text:p text:style-name="P2">Nodes: 24</text:p>
      <text:p text:style-name="P2">Edges: 18</text:p>
      <text:p text:style-name="P2"/>
      <text:p text:style-name="P1"><text:soft-page-break/>c) Compute the Cyclomatic Complexity for the given method and show how it is derived three separate ways.</text:p>
      <text:p text:style-name="P2">V(G) = R = 8</text:p>
      <text:p text:style-name="P2">V(G) = P + 1 = 8</text:p>
      <text:p text:style-name="P2">V(G) = E – N + 2 = 8</text:p>
      <text:p text:style-name="P2"/>
      <text:p text:style-name="P1">d) Derive and list the basis paths set for the given method.</text:p>
      <text:p text:style-name="P3">S 1 2 6 7 9 10 13 15 E</text:p>
      <text:p text:style-name="P4">S 1 2 6 8 9 11 13 15 E</text:p>
      <text:p text:style-name="P4">S 1 2 6 8 9 11 12 13 15 E</text:p>
      <text:p text:style-name="P4">S 1 2 6 8 9 11 13 14 15 E</text:p>
      <text:p text:style-name="P4">S 1 2 6 8 9 11 13 14 16 E</text:p>
      <text:p text:style-name="P4">S 1 3 4 6 8 9 11 13 14 16 E</text:p>
      <text:p text:style-name="P4">S 1 3 5 6 8 9 11 13 14 16 E</text:p>
      <text:p text:style-name="P4">S 1 2 6 7 8 9 11 13 14 16 E</text:p>
      <text:p text:style-name="P2"/>
      <text:p text:style-name="P1">e) Explain how this information can be used when designing unit tests for the given method.</text:p>
      <text:p text:style-name="P3">The control flow diagram and paths can be used to describe paths that need to be tested. To know how to test, one must first know what to te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g text:anchor-type="paragraph" draw:z-index="0" draw:style-name="gr1"><draw:custom-shape draw:style-name="gr2" draw:text-style-name="P8" xml:id="id1" draw:id="id1" svg:width="0.4004in" svg:height="0.4004in" svg:x="3.3118in" svg:y="0.3228in"><text:p text:style-name="P7"><text:span text:style-name="T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7" draw:id="id7" svg:width="0.4004in" svg:height="0.4004in" svg:x="3.3618in" svg:y="3.3228in"><text:p text:style-name="P7"><text:span text:style-name="T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12" draw:id="id12" svg:width="0.4004in" svg:height="0.4004in" svg:x="4.7118in" svg:y="5.2228in"><text:p text:style-name="P7"><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9" draw:id="id9" svg:width="0.4004in" svg:height="0.4004in" svg:x="2.6618in" svg:y="3.5728in"><text:p text:style-name="P7"><text:span text:style-name="T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5" draw:id="id5" svg:width="0.4004in" svg:height="0.4004in" svg:x="3.5118in" svg:y="2.3728in"><text:p text:style-name="P7"><text:span text:style-name="T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2" draw:id="id2" svg:width="0.4004in" svg:height="0.4004in" svg:x="3.3118in" svg:y="0.9728in"><text:p text:style-name="P7"><text:span text:style-name="T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13" draw:id="id13" svg:width="0.4004in" svg:height="0.4004in" svg:x="3.4118in" svg:y="5.4728in"><text:p text:style-name="P7"><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11" draw:id="id11" svg:width="0.4004in" svg:height="0.4004in" svg:x="4.0618in" svg:y="4.6228in"><text:p text:style-name="P7"><text:span text:style-name="T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14" draw:id="id14" svg:width="0.4004in" svg:height="0.4004in" svg:x="2.7618in" svg:y="6.3228in"><text:p text:style-name="P7"><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10" draw:id="id10" svg:width="0.4004in" svg:height="0.4004in" svg:x="2.7118in" svg:y="4.6228in"><text:p text:style-name="P7"><text:span text:style-name="T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3" draw:id="id3" svg:width="0.4004in" svg:height="0.4004in" svg:x="2.7118in" svg:y="1.6728in"><text:p text:style-name="P7"><text:span text:style-name="T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8" draw:id="id8" svg:width="0.4004in" svg:height="0.4004in" svg:x="3.3618in" svg:y="4.0228in"><text:p text:style-name="P7"><text:span text:style-name="T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4" draw:id="id4" svg:width="0.4004in" svg:height="0.4004in" svg:x="3.9118in" svg:y="1.6728in"><text:p text:style-name="P7"><text:span text:style-name="T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6" draw:id="id6" svg:width="0.4004in" svg:height="0.4004in" svg:x="4.3618in" svg:y="2.3728in"><text:p text:style-name="P7"><text:span text:style-name="T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15" draw:id="id15" svg:width="0.4004in" svg:height="0.4004in" svg:x="4.0118in" svg:y="6.1228in"><text:p text:style-name="P7"><text:span text:style-name="T1">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8" xml:id="id16" draw:id="id16" svg:width="0.4004in" svg:height="0.4004in" svg:x="4.3618in" svg:y="7.0228in"><text:p text:style-name="P7"><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 xml:id="id17" draw:id="id17" svg:width="0.4004in" svg:height="0.4004in" svg:x="3.2618in" svg:y="7.4228in"><text:p text:style-name="P7"><text:span text:style-name="T1">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8" draw:type="line" svg:x1="3.5118in" svg:y1="0.7228in" svg:x2="3.5118in" svg:y2="0.9728in" draw:start-shape="id1" draw:start-glue-point="8" draw:end-shape="id2" draw:end-glue-point="4" svg:d="m8920 1836v635"><text:p/></draw:connector><draw:connector draw:style-name="gr4" draw:text-style-name="P8" draw:type="line" svg:x1="3.3701in" svg:y1="1.3146in" svg:x2="3.0535in" svg:y2="1.7311in" draw:start-shape="id2" draw:start-glue-point="7" draw:end-shape="id3" draw:end-glue-point="11" svg:d="m8560 3339-804 1058"><text:p/></draw:connector><draw:connector draw:style-name="gr4" draw:text-style-name="P8" draw:type="line" svg:x1="3.6535in" svg:y1="1.3146in" svg:x2="3.9701in" svg:y2="1.7311in" draw:start-shape="id2" draw:start-glue-point="9" draw:end-shape="id4" draw:end-glue-point="5" svg:d="m9280 3339 804 1058"><text:p/></draw:connector><draw:connector draw:style-name="gr4" draw:text-style-name="P8" draw:type="line" svg:x1="3.9701in" svg:y1="2.0146in" svg:x2="3.7118in" svg:y2="2.3728in" draw:start-shape="id4" draw:start-glue-point="7" draw:end-shape="id5" draw:end-glue-point="4" svg:d="m10084 5117-656 910"><text:p/></draw:connector><draw:connector draw:style-name="gr4" draw:text-style-name="P8" draw:type="line" svg:x1="4.2535in" svg:y1="2.0146in" svg:x2="4.5618in" svg:y2="2.3728in" draw:start-shape="id4" draw:start-glue-point="9" draw:end-shape="id6" draw:end-glue-point="0" svg:d="m10804 5117 783 910"><text:p/></draw:connector><draw:connector draw:style-name="gr4" draw:text-style-name="P8" draw:type="line" svg:x1="2.9118in" svg:y1="2.0728in" svg:x2="3.5618in" svg:y2="3.3228in" draw:start-shape="id3" draw:start-glue-point="8" draw:end-shape="id7" draw:end-glue-point="4" svg:d="m7396 5265 1651 3175"><text:p/></draw:connector><draw:connector draw:style-name="gr4" draw:text-style-name="P8" draw:type="line" svg:x1="3.7118in" svg:y1="2.7728in" svg:x2="3.5618in" svg:y2="3.3228in" draw:start-shape="id5" draw:start-glue-point="8" draw:end-shape="id7" draw:end-glue-point="4" svg:d="m9428 7043-381 1397"><text:p/></draw:connector><draw:connector draw:style-name="gr4" draw:text-style-name="P8" draw:type="line" svg:x1="4.7035in" svg:y1="2.7146in" svg:x2="3.7035in" svg:y2="3.3811in" draw:start-shape="id6" draw:start-glue-point="9" draw:end-shape="id7" draw:end-glue-point="11" svg:d="m11947 6895-2540 1693"><text:p/></draw:connector><draw:connector draw:style-name="gr4" draw:text-style-name="P8" draw:type="line" svg:x1="3.5618in" svg:y1="3.7228in" svg:x2="3.5618in" svg:y2="4.0228in" draw:start-shape="id7" draw:start-glue-point="8" draw:end-shape="id8" draw:end-glue-point="4" svg:d="m9047 9456v762"><text:p/></draw:connector><draw:connector draw:style-name="gr4" draw:text-style-name="P8" draw:type="line" svg:x1="3.3618in" svg:y1="3.5228in" svg:x2="3.0035in" svg:y2="3.6311in" draw:start-shape="id7" draw:start-glue-point="6" draw:end-shape="id9" draw:end-glue-point="11" svg:d="m8539 8948-910 275"><text:p/></draw:connector><draw:connector draw:style-name="gr4" draw:text-style-name="P8" draw:type="line" svg:x1="3.0035in" svg:y1="3.9146in" svg:x2="3.3618in" svg:y2="4.2228in" draw:start-shape="id9" draw:start-glue-point="9" draw:end-shape="id8" draw:end-glue-point="6" svg:d="m7629 9943 910 783"><text:p/></draw:connector><draw:connector draw:style-name="gr4" draw:text-style-name="P8" draw:type="line" svg:x1="3.5618in" svg:y1="4.4228in" svg:x2="2.9118in" svg:y2="4.6228in" draw:start-shape="id8" draw:start-glue-point="8" draw:end-shape="id10" draw:end-glue-point="4" svg:d="m9047 11234-1651 508"><text:p/></draw:connector><draw:connector draw:style-name="gr4" draw:text-style-name="P8" draw:type="line" svg:x1="3.5618in" svg:y1="4.4228in" svg:x2="4.1201in" svg:y2="4.6811in" draw:start-shape="id8" draw:start-glue-point="8" draw:end-shape="id11" draw:end-glue-point="5" svg:d="m9047 11234 1418 656"><text:p/></draw:connector><draw:connector draw:style-name="gr4" draw:text-style-name="P8" draw:type="line" svg:x1="4.4035in" svg:y1="4.9646in" svg:x2="4.7701in" svg:y2="5.2811in" draw:start-shape="id11" draw:start-glue-point="9" draw:end-shape="id12" draw:end-glue-point="5" svg:d="m11185 12610 931 804"><text:p/></draw:connector><draw:connector draw:style-name="gr4" draw:text-style-name="P8" draw:type="line" svg:x1="2.9118in" svg:y1="5.0228in" svg:x2="3.4701in" svg:y2="5.5311in" draw:start-shape="id10" draw:start-glue-point="8" draw:end-shape="id13" draw:end-glue-point="5" svg:d="m7396 12758 1418 1291"><text:p/></draw:connector><draw:connector draw:style-name="gr4" draw:text-style-name="P8" draw:type="line" svg:x1="4.1201in" svg:y1="4.9646in" svg:x2="3.6118in" svg:y2="5.4728in" draw:start-shape="id11" draw:start-glue-point="7" draw:end-shape="id13" draw:end-glue-point="4" svg:d="m10465 12610-1291 1291"><text:p/></draw:connector><draw:connector draw:style-name="gr4" draw:text-style-name="P8" draw:type="line" svg:x1="4.7118in" svg:y1="5.4228in" svg:x2="3.8118in" svg:y2="5.6728in" draw:start-shape="id12" draw:start-glue-point="6" draw:end-shape="id13" draw:end-glue-point="10" svg:d="m11968 13774-2286 635"><text:p/></draw:connector><draw:connector draw:style-name="gr4" draw:text-style-name="P8" draw:type="line" svg:x1="3.4701in" svg:y1="5.8146in" svg:x2="3.1035in" svg:y2="6.3811in" draw:start-shape="id13" draw:start-glue-point="7" draw:end-shape="id14" draw:end-glue-point="11" svg:d="m8814 14769-931 1439"><text:p/></draw:connector><draw:connector draw:style-name="gr4" draw:text-style-name="P8" draw:type="line" svg:x1="3.7535in" svg:y1="5.8146in" svg:x2="4.0701in" svg:y2="6.1811in" draw:start-shape="id13" draw:start-glue-point="9" draw:end-shape="id15" draw:end-glue-point="5" svg:d="m9534 14769 804 931"><text:p/></draw:connector><draw:connector draw:style-name="gr4" draw:text-style-name="P8" draw:type="line" svg:x1="4.0118in" svg:y1="6.3228in" svg:x2="3.1618in" svg:y2="6.5228in" draw:start-shape="id15" draw:start-glue-point="6" draw:end-shape="id14" draw:end-glue-point="10" svg:d="m10190 16060-2159 508"><text:p/></draw:connector><draw:connector draw:style-name="gr4" draw:text-style-name="P8" draw:type="line" svg:x1="4.2118in" svg:y1="6.5228in" svg:x2="4.5618in" svg:y2="7.0228in" draw:start-shape="id15" draw:start-glue-point="8" draw:end-shape="id16" draw:end-glue-point="4" svg:d="m10698 16568 889 1270"><text:p/></draw:connector><draw:connector draw:style-name="gr4" draw:text-style-name="P8" draw:type="line" svg:x1="2.9618in" svg:y1="6.7228in" svg:x2="3.4618in" svg:y2="7.4228in" draw:start-shape="id14" draw:start-glue-point="8" draw:end-shape="id17" draw:end-glue-point="0" svg:d="m7523 17076 1270 1778"><text:p/></draw:connector><draw:connector draw:style-name="gr4" draw:text-style-name="P8" draw:type="line" svg:x1="4.3618in" svg:y1="7.2228in" svg:x2="3.6035in" svg:y2="7.4811in" draw:start-shape="id16" draw:start-glue-point="6" draw:end-shape="id17" draw:end-glue-point="11" svg:d="m11079 18346-1926 656"><text:p/></draw:connector></draw:g></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meta:initial-creator>
    <meta:creation-date>2014-12-15T13:18:29</meta:creation-date>
    <dc:date>2014-12-16T19:36:31</dc:date>
    <meta:editing-duration>PT35M59S</meta:editing-duration>
    <meta:editing-cycles>15</meta:editing-cycles>
    <meta:generator>LibreOffice/3.5$Linux_X86_64 LibreOffice_project/350m1$Build-2</meta:generator>
    <dc:creator>David Morris</dc:creator>
    <meta:document-statistic meta:table-count="0" meta:image-count="0" meta:object-count="0" meta:page-count="3" meta:paragraph-count="43" meta:word-count="526" meta:character-count="2816" meta:non-whitespace-character-count="2329"/>
  </office:meta>
</office:document-meta>
</file>